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c55b7" officeooo:paragraph-rsid="001c55b7"/>
    </style:style>
    <style:style style:name="P2" style:family="paragraph" style:parent-style-name="Preformatted_20_Text">
      <style:paragraph-properties fo:text-align="center" style:justify-single-word="false"/>
      <style:text-properties officeooo:rsid="001c55b7" officeooo:paragraph-rsid="001c55b7"/>
    </style:style>
    <style:style style:name="P3" style:family="paragraph" style:parent-style-name="Preformatted_20_Text">
      <style:paragraph-properties fo:text-align="start" style:justify-single-word="false"/>
      <style:text-properties officeooo:rsid="001c55b7" officeooo:paragraph-rsid="001c55b7"/>
    </style:style>
    <style:style style:name="P4" style:family="paragraph" style:parent-style-name="Preformatted_20_Text">
      <style:paragraph-properties fo:text-align="start" style:justify-single-word="false"/>
      <style:text-properties officeooo:rsid="001c55b7" officeooo:paragraph-rsid="001c7a1e"/>
    </style:style>
    <style:style style:name="P5" style:family="paragraph" style:parent-style-name="Preformatted_20_Text">
      <style:paragraph-properties fo:text-align="start" style:justify-single-word="false"/>
      <style:text-properties officeooo:rsid="001c7a1e" officeooo:paragraph-rsid="001c7a1e"/>
    </style:style>
    <style:style style:name="P6" style:family="paragraph" style:parent-style-name="Preformatted_20_Text">
      <style:paragraph-properties fo:text-align="start" style:justify-single-word="false"/>
      <style:text-properties officeooo:rsid="001c7a1e" officeooo:paragraph-rsid="001c7a1e"/>
    </style:style>
    <style:style style:name="P7" style:family="paragraph" style:parent-style-name="Preformatted_20_Text">
      <style:paragraph-properties fo:text-align="start" style:justify-single-word="false"/>
      <style:text-properties officeooo:rsid="001c7a1e" officeooo:paragraph-rsid="001e48a4"/>
    </style:style>
    <style:style style:name="P8" style:family="paragraph" style:parent-style-name="Preformatted_20_Text">
      <style:paragraph-properties fo:text-align="start" style:justify-single-word="false"/>
      <style:text-properties officeooo:rsid="001c7a1e" officeooo:paragraph-rsid="001eeccf"/>
    </style:style>
    <style:style style:name="P9" style:family="paragraph" style:parent-style-name="Preformatted_20_Text">
      <style:paragraph-properties fo:text-align="start" style:justify-single-word="false"/>
      <style:text-properties officeooo:rsid="001c7a1e" officeooo:paragraph-rsid="00201733"/>
    </style:style>
    <style:style style:name="P10" style:family="paragraph" style:parent-style-name="Preformatted_20_Text">
      <style:paragraph-properties fo:text-align="start" style:justify-single-word="false"/>
      <style:text-properties officeooo:rsid="001c55b7" officeooo:paragraph-rsid="001c55b7"/>
    </style:style>
    <style:style style:name="P11" style:family="paragraph" style:parent-style-name="Preformatted_20_Text">
      <style:paragraph-properties fo:text-align="start" style:justify-single-word="false"/>
      <style:text-properties officeooo:rsid="001c55b7" officeooo:paragraph-rsid="001f18c5"/>
    </style:style>
    <style:style style:name="P12" style:family="paragraph" style:parent-style-name="Preformatted_20_Text">
      <style:paragraph-properties fo:text-align="start" style:justify-single-word="false"/>
      <style:text-properties officeooo:rsid="0020119d" officeooo:paragraph-rsid="0020119d"/>
    </style:style>
    <style:style style:name="P13" style:family="paragraph" style:parent-style-name="Preformatted_20_Text">
      <style:paragraph-properties fo:text-align="start" style:justify-single-word="false"/>
      <style:text-properties officeooo:rsid="00201733" officeooo:paragraph-rsid="00201733"/>
    </style:style>
    <style:style style:name="P14" style:family="paragraph" style:parent-style-name="Footer">
      <style:paragraph-properties fo:text-align="end" style:justify-single-word="false"/>
      <style:text-properties officeooo:rsid="001eeccf" officeooo:paragraph-rsid="001eeccf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c55b7" style:font-size-asian="8.75pt" style:font-size-complex="10pt"/>
    </style:style>
    <style:style style:name="T3" style:family="text">
      <style:text-properties fo:font-size="10pt" officeooo:rsid="001e48a4" style:font-size-asian="8.75pt" style:font-size-complex="10pt"/>
    </style:style>
    <style:style style:name="T4" style:family="text">
      <style:text-properties fo:font-size="10pt" officeooo:rsid="0020119d" style:font-size-asian="8.75pt" style:font-size-complex="10pt"/>
    </style:style>
    <style:style style:name="T5" style:family="text">
      <style:text-properties fo:font-size="10pt" officeooo:rsid="00201733" style:font-size-asian="8.75pt" style:font-size-complex="10pt"/>
    </style:style>
    <style:style style:name="T6" style:family="text">
      <style:text-properties officeooo:rsid="001eeccf"/>
    </style:style>
    <style:style style:name="T7" style:family="text">
      <style:text-properties officeooo:rsid="001f18c5"/>
    </style:style>
    <style:style style:name="T8" style:family="text">
      <style:text-properties officeooo:rsid="0020119d"/>
    </style:style>
    <style:style style:name="T9" style:family="text">
      <style:text-properties officeooo:rsid="002017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494</text:p>
      <text:p text:style-name="P1">Internet Draft<text:tab/><text:tab/><text:tab/><text:tab/><text:tab/><text:tab/><text:tab/> <text:s text:c="3"/>Portland State University</text:p>
      <text:p text:style-name="P1">Intended status: IRC Class Project Specification<text:tab/><text:tab/><text:tab/><text:tab/><text:tab/>&lt;Date&gt;</text:p>
      <text:p text:style-name="P1">Expires: &lt;Date&gt;</text:p>
      <text:p text:style-name="P1"/>
      <text:p text:style-name="P1"/>
      <text:p text:style-name="P2">Internet Relay Chat Class Project</text:p>
      <text:p text:style-name="P2"/>
      <text:p text:style-name="P2"/>
      <text:p text:style-name="P11">Abstract</text:p>
      <text:p text:style-name="P11"/>
      <text:p text:style-name="P11"><text:tab/><text:span text:style-name="T7">This memo describes the communication protocol for an IRC-style client/server <text:tab/>system for the Internetworking Protocol class at Portland State University.</text:span></text:p>
      <text:p text:style-name="P3"/>
      <text:p text:style-name="P3">Status of this Memo</text:p>
      <text:p text:style-name="P3"/>
      <text:p text:style-name="P3">Copyright Notice</text:p>
      <text:p text:style-name="P3"/>
      <text:p text:style-name="P3">Table of Content</text:p>
      <text:p text:style-name="P3"/>
      <text:p text:style-name="P4"><text:tab/>1. Introduction/Overview<text:span text:style-name="T1">_ _ _ _ _ _ _ _ _ _ _ _ _ _ _ _ _ _ _ _ _ _ _ _ _ _ _ </text:span></text:p>
      <text:p text:style-name="P4"><text:tab/>2. Conventions used in this document_ _ _ _ _ _ _ _ _ _ _ _ _ _ _ _ _ _ _ _ _</text:p>
      <text:p text:style-name="P5"><text:tab/>3. Basic Information_ _ _ _ _ _ _ _ _ _ _ _ _ _ _ _ _ _ _ _ _ _ _ _ _ _ _ _ _</text:p>
      <text:p text:style-name="P8"><text:tab/>4. Message Infrastructure _ _ _ _ _ _ _ _ _ _ _ _ _ _ _ _ _ _ _ _ _ _ _ _ _ _</text:p>
      <text:p text:style-name="P8"><text:tab/><text:tab/><text:span text:style-name="T6">4.1 Generic Message Format_ _ _ _ _ _ _ _ _ _ _ _ _ _ _ _ _ _ _ _ _ _ _</text:span></text:p>
      <text:p text:style-name="P8"><text:tab/><text:tab/><text:tab/><text:span text:style-name="T8">4.1.1 Field Definitions _ _ _ _ _ _ _ _ _ _ _ _ _ _ _ _ _ _ _ _ _</text:span></text:p>
      <text:p text:style-name="P8"><text:tab/><text:tab/><text:tab/><text:span text:style-name="T9">4.1.2 Operation Codes (opcodes) _ _ _ _ _ _ _ _ _ _ _ _ _ _ _ _ _ </text:span></text:p>
      <text:p text:style-name="P9"><text:tab/><text:tab/><text:span text:style-name="T6">4.2 Error Message _ _ _ _ _ _ _ _ _ _ _ _ _ _ _ _ _ _ _ _ _ _ _ _ _ _ _</text:span></text:p>
      <text:p text:style-name="P9"><text:span text:style-name="T6"><text:tab/><text:tab/><text:tab/>4.2.1 Usage _ _ _ _ _ _ _ _ _ _ _ _ _ _ _ _ _ _ _ _ _ _ _ _ _ _ _ </text:span></text:p>
      <text:p text:style-name="P9"><text:span text:style-name="T6"><text:tab/><text:tab/><text:tab/>4.2.2 Field Definitions _ _ _ _ _ _ _ _ _ _ _ _ _ _ _ _ _ _ _ _ _</text:span></text:p>
      <text:p text:style-name="P9"><text:span text:style-name="T6"><text:tab/><text:tab/><text:tab/>4.2.3 Error Codes _ _ _ _ _ _ _ _ _ _ _ _ _ _ _ _ _ _ _ _ _ _ _ _</text:span></text:p>
      <text:p text:style-name="P8"><text:s/><text:tab/>5. Client Messages<text:span text:style-name="T2">_ _ _ _ _ _ _ _ _ _ _ _ _ _ _ _ _ _ _ _ _ _ _ _ _ _ _ _ _ _</text:span></text:p>
      <text:p text:style-name="P7"><text:span text:style-name="T2"><text:tab/><text:tab/></text:span><text:span text:style-name="T3">5.1 First message sent to the server_ _ _ _ _ _ _ _ _ _ _ _ _ _ _ _ _ _</text:span></text:p>
      <text:p text:style-name="P7"><text:span text:style-name="T3"><text:tab/><text:tab/><text:tab/>5.1.1 Usage _ _ _ _ _ _ _ _ _ _ _ _ _ _ _ _ _ _ _ _ _ _ _ _ _ _ _</text:span></text:p>
      <text:p text:style-name="P7"><text:span text:style-name="T3"><text:tab/><text:tab/><text:tab/>5.1.2 Field Definition</text:span><text:span text:style-name="T4">s </text:span><text:span text:style-name="T3">_ _ _ _ _ _ _ _ _ _ _ _ _ _ _ _ _ _ _ _ _ <text:s/></text:span></text:p>
      <text:p text:style-name="P5"><text:span text:style-name="T3"><text:tab/><text:tab/>5.2 Listing Rooms _ _ _ _ _ _ _ _ _ _ _ _ _ _ _ _ _ _ _ _ _ _ _ _ _ _ _</text:span></text:p>
      <text:p text:style-name="P5"><text:span text:style-name="T3"><text:tab/><text:tab/><text:tab/>5.2.1 Usage _ _ _ _ _ _ _ _ _ _ _ _ _ _ _ _ _ _ _ _ _ _ _ _ _ _ _</text:span></text:p>
      <text:p text:style-name="P5"><text:span text:style-name="T3"><text:tab/><text:tab/><text:tab/>5.2.2 Response_ _ _ _ _ _ _ _ _ _ _ _ _ _ _ _ _ _ _ _ _ _ _ _ _ _</text:span></text:p>
      <text:p text:style-name="P7"><text:span text:style-name="T3"><text:tab/><text:tab/>5.3 Joining Rooms _ _ _ _ _ _ _ _ _ _ _ _ _ _ _ _ _ _ _ _ _ _ _ _ _ _ _</text:span></text:p>
      <text:p text:style-name="P7"><text:span text:style-name="T3"><text:tab/><text:tab/><text:tab/>5.3.1 Usage _ _ _ _ _ _ _ _ _ _ _ _ _ _ _ _ _ _ _ _ _ _ _ _ _ _ _</text:span></text:p>
      <text:p text:style-name="P7"><text:span text:style-name="T3"><text:tab/><text:tab/><text:tab/>5.3.2 Field Definition</text:span><text:span text:style-name="T4">s </text:span><text:span text:style-name="T3">_ _ _ _ _ _ _ _ _ _ _ _ _ _ _ _ _ _ _ _ _ </text:span></text:p>
      <text:p text:style-name="P5"><text:span text:style-name="T3"><text:tab/><text:tab/>5.4 Leaving a Room_ _ _ _ _ _ _ _ _ _ _ _ _ _ _ _ _ _ _ _ _ _ _ _ _ _ _</text:span></text:p>
      <text:p text:style-name="P5"><text:span text:style-name="T3"><text:tab/><text:tab/><text:tab/>5.4.1 Usage _ _ _ _ _ _ _ _ _ _ _ _ _ _ _ _ _ _ _ _ _ _ _ _ _ _ _</text:span></text:p>
      <text:p text:style-name="P5"><text:span text:style-name="T3"><text:tab/><text:tab/><text:tab/>5.4.2 Field Definition</text:span><text:span text:style-name="T4">s </text:span><text:span text:style-name="T3">_ _ _ _ _ _ _ _ _ _ _ _ _ _ _ _ _ _ _ _ _</text:span></text:p>
      <text:p text:style-name="P5"><text:span text:style-name="T3"><text:tab/><text:tab/>5.5 Sending Messages_ _ _ _ _ _ _ _ _ _ _ _ _ _ _ _ _ _ _ _ _ _ _ _ _ _</text:span></text:p>
      <text:p text:style-name="P5"><text:span text:style-name="T3"><text:tab/><text:tab/><text:tab/>5.5.1 Usage _ _ _ _ _ _ _ _ _ _ _ _ _ _ _ _ _ _ _ _ _ _ _ _ _ _ _ </text:span></text:p>
      <text:p text:style-name="P5"><text:span text:style-name="T3"><text:tab/><text:tab/><text:tab/>5.5.2 Field Definition</text:span><text:span text:style-name="T4">s </text:span><text:span text:style-name="T3">_ _ _ _ _ _ _ _ _ _ _ _ _ _ _ _ _ _ _ _ _ </text:span></text:p>
      <text:p text:style-name="P5"><text:tab/>6. Server Messages<text:span text:style-name="T2">_ _ _ _ _ _ _ _ _ _ _ _ _ _ _ _ _ _ _ _ _ _ _ _ _ _ _ _ _ _</text:span></text:p>
      <text:p text:style-name="P7"><text:span text:style-name="T2"><text:tab/><text:tab/></text:span><text:span text:style-name="T3">6.1 Listing Response_ _ _ _ _ _ _ _ _ _ _ _ _ _ _ _ _ _ _ _ _ _ _ _ _ _</text:span></text:p>
      <text:p text:style-name="P7"><text:span text:style-name="T3"><text:tab/><text:tab/><text:tab/>6.1.1 Usage _ _ _ _ _ _ _ _ _ _ _ _ _ _ _ _ _ _ _ _ _ _ _ _ _ _ _ </text:span></text:p>
      <text:p text:style-name="P7"><text:span text:style-name="T3"><text:tab/><text:tab/><text:tab/>6.1.2 Field Definition</text:span><text:span text:style-name="T4">s </text:span><text:span text:style-name="T3">_ _ _ _ _ _ _ _ _ _ _ _ _ _ _ _ _ _ _ _ _ </text:span></text:p>
      <text:p text:style-name="P5"><text:span text:style-name="T3"><text:tab/><text:tab/>6.2 Forwarding Messages to Client</text:span><text:span text:style-name="T5">(s)</text:span><text:span text:style-name="T3">_ _ _ _ _ _ _ _ _ _ _ _ _ _ _ _ _ _</text:span></text:p>
      <text:p text:style-name="P5"><text:span text:style-name="T3"><text:tab/><text:tab/><text:tab/>6.2.1 Usage _ _ _ _ _ _ _ _ _ _ _ _ _ _ _ _ _ _ _ _ _ _ _ _ _ _ _</text:span></text:p>
      <text:p text:style-name="P5"><text:span text:style-name="T3"><text:tab/><text:tab/><text:tab/>6.2.2 Field Definition</text:span><text:span text:style-name="T4">s </text:span><text:span text:style-name="T3">_ _ _ _ _ _ _ _ _ _ _ _ _ _ _ _ _ _ _ _ _ </text:span></text:p>
      <text:p text:style-name="P5"><text:tab/>7. Error Handling <text:span text:style-name="T2">_ _ _ _ _ _ _ _ _ _ _ _ _ _ _ _ _ _ _ _ _ _ _ _ _ _ _ _ _ _</text:span></text:p>
      <text:p text:style-name="P5"><text:tab/>8. Conclusion <text:span text:style-name="T2">_ _ _ _ _ _ _ _ _ _ _ _ _ _ _ _ _ _ _ _ _ _ _ _ _ _ _ _ _ _ _ _</text:span></text:p>
      <text:p text:style-name="P5"><text:tab/>9. Security Consideration <text:span text:style-name="T2">_ _ _ _ _ _ _ _ _ _ _ _ _ _ _ _ _ _ _ _ _ _ _ _ _ _</text:span></text:p>
      <text:p text:style-name="P5"><text:soft-page-break/><text:tab/>References<text:span text:style-name="T2">_ _ _ _ _ _ _ _ _ _ _ _ _ _ _ _ _ _ _ _ _ _ _ _ _ _ _ _ _ _ _ _ _ _</text:span></text:p>
      <text:p text:style-name="P5"><text:tab/>Acknowledgements<text:span text:style-name="T2">_ _ _ _ _ _ _ _ _ _ _ _ _ _ _ _ _ _ _ _ _ _ _ _ _ _ _ _ _ _ _</text:span></text:p>
      <text:p text:style-name="P3"/>
      <text:p text:style-name="P3">1. Introduction/Overview</text:p>
      <text:p text:style-name="P3"/>
      <text:p text:style-name="P3">2. Conventions used in this document</text:p>
      <text:p text:style-name="P3"/>
      <text:p text:style-name="P5">3. Basic Information</text:p>
      <text:p text:style-name="P5"/>
      <text:p text:style-name="P5">4. Message Infrastructure</text:p>
      <text:p text:style-name="P5"/>
      <text:p text:style-name="P12">4.1 Generic Message Format</text:p>
      <text:p text:style-name="P12"/>
      <text:p text:style-name="P13">4.1.1 Field Definitions:</text:p>
      <text:p text:style-name="P13"/>
      <text:p text:style-name="P13">4.1.2 Operation Codes (opcodes)</text:p>
      <text:p text:style-name="P13"/>
      <text:p text:style-name="P13">4.2 Error Message</text:p>
      <text:p text:style-name="P13"/>
      <text:p text:style-name="P13">4.2.1 Usage</text:p>
      <text:p text:style-name="P13"/>
      <text:p text:style-name="P13">4.2.2 Field Definitions:</text:p>
      <text:p text:style-name="P13"/>
      <text:p text:style-name="P13">4.2.3 Error Codes</text:p>
      <text:p text:style-name="P5"/>
      <text:p text:style-name="P5">5. Client Messages</text:p>
      <text:p text:style-name="P5"/>
      <text:p text:style-name="P13">5.1 First message sent to server</text:p>
      <text:p text:style-name="P13"/>
      <text:p text:style-name="P13">5.1.1 Usage</text:p>
      <text:p text:style-name="P13"/>
      <text:p text:style-name="P13">5.1.2 Field Definitions:</text:p>
      <text:p text:style-name="P13"/>
      <text:p text:style-name="P13">5.2 Listing Rooms</text:p>
      <text:p text:style-name="P13"/>
      <text:p text:style-name="P13">5.2.1 Usage</text:p>
      <text:p text:style-name="P13"/>
      <text:p text:style-name="P13">5.2.2 Response</text:p>
      <text:p text:style-name="P13"/>
      <text:p text:style-name="P13">5.3 Joining Rooms</text:p>
      <text:p text:style-name="P13"/>
      <text:p text:style-name="P13">5.3.1 Usage</text:p>
      <text:p text:style-name="P13"/>
      <text:p text:style-name="P13">5.3.2 Field Definitions:</text:p>
      <text:p text:style-name="P13"/>
      <text:p text:style-name="P13">5.4 Leaving a Room</text:p>
      <text:p text:style-name="P13"/>
      <text:p text:style-name="P13">5.4.1 Usage</text:p>
      <text:p text:style-name="P13"/>
      <text:p text:style-name="P13">5.4.2 Field Definitions:</text:p>
      <text:p text:style-name="P13"/>
      <text:p text:style-name="P13">5.5 Sending Messages</text:p>
      <text:p text:style-name="P13"/>
      <text:p text:style-name="P13">5.5.1 Usage</text:p>
      <text:p text:style-name="P13"/>
      <text:p text:style-name="P13">5.52 Field Definitions:</text:p>
      <text:p text:style-name="P5"/>
      <text:p text:style-name="P5"><text:soft-page-break/>6. Server Messages</text:p>
      <text:p text:style-name="P5"/>
      <text:p text:style-name="P13">6.1 Listing Response</text:p>
      <text:p text:style-name="P13"/>
      <text:p text:style-name="P13">6.2 Forwarding Messages to Client(s)</text:p>
      <text:p text:style-name="P5"/>
      <text:p text:style-name="P5">7. Error Handling</text:p>
      <text:p text:style-name="P5"/>
      <text:p text:style-name="P5">8. Conclusion </text:p>
      <text:p text:style-name="P5"/>
      <text:p text:style-name="P5">9. Security Consideration</text:p>
      <text:p text:style-name="P5"/>
      <text:p text:style-name="P5">References</text:p>
      <text:p text:style-name="P5"/>
      <text:p text:style-name="P5">Acknowledgement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eeccf" officeooo:paragraph-rsid="001eeccf"/>
    </style:style>
    <style:style style:name="MT1" style:family="text">
      <style:text-properties officeooo:rsid="001f18c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/><text:tab/><text:span text:style-name="MT1">Expires &lt;date&gt;<text:tab/>[Page </text:span><text:span text:style-name="MT1"><text:page-number text:select-page="current">3</text:page-number></text:span><text:span text:style-name="MT1">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8:08:54.899677221</meta:creation-date>
    <dc:date>2018-05-23T19:33:18.329347487</dc:date>
    <meta:editing-duration>PT30M4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85" meta:word-count="1243" meta:character-count="3917" meta:non-whitespace-character-count="2642"/>
  </office:meta>
</office:document-meta>
</file>